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JetBrains Mono" svg:font-family="'JetBrains Mono'" style:font-family-generic="modern"/>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37cm"/>
    </style:style>
    <style:style style:name="co2" style:family="table-column">
      <style:table-column-properties fo:break-before="auto" style:column-width="18.591cm"/>
    </style:style>
    <style:style style:name="co3" style:family="table-column">
      <style:table-column-properties fo:break-before="auto" style:column-width="2.267cm"/>
    </style:style>
    <style:style style:name="co4" style:family="table-column">
      <style:table-column-properties fo:break-before="auto" style:column-width="8.13cm"/>
    </style:style>
    <style:style style:name="co5" style:family="table-column">
      <style:table-column-properties fo:break-before="auto" style:column-width="25.668cm"/>
    </style:style>
    <style:style style:name="co6" style:family="table-column">
      <style:table-column-properties fo:break-before="auto" style:column-width="8.797cm"/>
    </style:style>
    <style:style style:name="co7" style:family="table-column">
      <style:table-column-properties fo:break-before="auto" style:column-width="22.948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5.95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8.8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ff33ff"/>
    </style:style>
    <style:style style:name="ce3" style:family="table-cell" style:parent-style-name="Default">
      <style:table-cell-properties fo:background-color="#ff33ff" fo:wrap-option="wrap"/>
    </style:style>
    <style:style style:name="ce4" style:family="table-cell" style:parent-style-name="Default">
      <style:table-cell-properties fo:background-color="#cc66ff"/>
    </style:style>
    <style:style style:name="ce5" style:family="table-cell" style:parent-style-name="Default">
      <style:table-cell-properties fo:background-color="#ccff00"/>
    </style:style>
    <style:style style:name="ce6" style:family="table-cell" style:parent-style-name="Default">
      <style:table-cell-properties fo:background-color="#cc66ff" fo:wrap-option="wrap"/>
    </style:style>
    <style:style style:name="ce7" style:family="table-cell" style:parent-style-name="Default">
      <style:table-cell-properties fo:background-color="#ccff00" fo:wrap-option="wrap"/>
    </style:style>
    <style:style style:name="ce8" style:family="table-cell" style:parent-style-name="Default">
      <style:table-cell-properties fo:wrap-option="wrap"/>
      <style:text-properties style:font-name="JetBrains Mono" fo:language="zxx" fo:country="none" style:font-name-asian="JetBrains Mono" style:language-asian="zxx" style:country-asian="none" style:font-name-complex="JetBrains Mono" style:font-size-complex="5.65000009536743pt" style:language-complex="zxx" style:country-complex="none"/>
    </style:style>
    <style:style style:name="T1" style:family="text">
      <style:text-properties fo:font-weight="bold" style:font-weight-asian="bold" style:font-weight-complex="bold"/>
    </style:style>
    <style:style style:name="T2" style:family="text">
      <style:text-properties fo:color="#a9b7c6"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style:style style:name="T3" style:family="text">
      <style:text-properties fo:color="#cc7832"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style:style style:name="T4" style:family="text">
      <style:text-properties fo:color="#6897bb"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style:style style:name="T5" style:family="text">
      <style:text-properties fo:color="#9876aa" style:font-name="JetBrains Mono" fo:font-size="10pt" fo:font-style="italic" fo:font-weight="normal" style:font-name-asian="JetBrains Mono" style:font-size-asian="10pt" style:font-style-asian="italic" style:font-weight-asian="normal" style:font-name-complex="JetBrains Mono" style:font-size-complex="5.69999980926514pt" style:font-style-complex="italic" style:font-weight-complex="normal"/>
    </style:style>
    <style:style style:name="T6" style:family="text">
      <style:text-properties fo:color="#000000" style:font-name="JetBrains Mono" fo:font-size="10pt" fo:language="zxx" fo:country="none" fo:font-style="normal" fo:font-weight="normal" style:font-name-asian="JetBrains Mono" style:font-size-asian="10pt" style:language-asian="zxx" style:country-asian="none" style:font-style-asian="normal" style:font-weight-asian="normal" style:font-name-complex="JetBrains Mono" style:font-size-complex="5.69999980926514pt" style:language-complex="zxx" style:country-complex="none" style:font-style-complex="normal" style:font-weight-complex="normal"/>
    </style:style>
    <style:style style:name="T7" style:family="text">
      <style:text-properties fo:color="#a9b7c6" style:font-name="JetBrains Mono" fo:font-size="10pt" fo:font-style="normal" fo:font-weight="bold" style:font-name-asian="JetBrains Mono" style:font-size-asian="10pt" style:font-style-asian="normal" style:font-weight-asian="bold" style:font-name-complex="JetBrains Mono" style:font-size-complex="5.69999980926514pt" style:font-style-complex="normal" style:font-weight-complex="bold"/>
    </style:style>
    <style:style style:name="T8" style:family="text">
      <style:text-properties fo:color="#6a8759"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style:style style:name="T9" style:family="text">
      <style:text-properties fo:color="#9876aa"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office:automatic-styles>
  <office:body>
    <office:spreadsheet>
      <table:table table:name="Kafka- CLI" table:style-name="ta1" table:print="false">
        <table:table-column table:style-name="co1" table:default-cell-style-name="ce1"/>
        <table:table-column table:style-name="co2" table:default-cell-style-name="Default"/>
        <table:table-row table:style-name="ro1">
          <table:table-cell office:value-type="string">
            <text:p>Initial configuration : </text:p>
          </table:table-cell>
          <table:table-cell office:value-type="string">
            <text:p>edit data dir in files zookeeper.properties and server.properties</text:p>
          </table:table-cell>
        </table:table-row>
        <table:table-row table:style-name="ro1">
          <table:table-cell office:value-type="string">
            <text:p>zookeeper-server-start.bat config/zookeeper.properties</text:p>
          </table:table-cell>
          <table:table-cell office:value-type="string">
            <text:p>To start zookeeper =&gt; go to root location : C:\softwares\kafka_2.12-2.6.1</text:p>
          </table:table-cell>
        </table:table-row>
        <table:table-row table:style-name="ro2">
          <table:table-cell table:number-columns-repeated="2"/>
        </table:table-row>
        <table:table-row table:style-name="ro1">
          <table:table-cell office:value-type="string">
            <text:p>kafka-server-start.bat config/server.properties</text:p>
          </table:table-cell>
          <table:table-cell office:value-type="string">
            <text:p>to start kafka =&gt; go to root location : C:\softwares\kafka_2.12-2.6.1</text:p>
          </table:table-cell>
        </table:table-row>
        <table:table-row table:style-name="ro2" table:number-rows-repeated="2">
          <table:table-cell table:number-columns-repeated="2"/>
        </table:table-row>
        <table:table-row table:style-name="ro3">
          <table:table-cell office:value-type="string">
            <text:p>Kafka-topics --zookeeper 127.0.0.1:2181 --topic first_topic --create --partitions 3 --replication-factor 1</text:p>
          </table:table-cell>
          <table:table-cell office:value-type="string">
            <text:p>Note : the kafka-topics needs to connect to zookeeper – hence =&gt; --zookeeper localhost:2181</text:p>
            <text:p>create a topic with 3 partitions and a replication factor of 1 </text:p>
          </table:table-cell>
        </table:table-row>
        <table:table-row table:style-name="ro2">
          <table:table-cell table:number-columns-repeated="2"/>
        </table:table-row>
        <table:table-row table:style-name="ro1">
          <table:table-cell office:value-type="string">
            <text:p>kafka-topics --zookeeper 127.0.0.1:2181 --list</text:p>
          </table:table-cell>
          <table:table-cell office:value-type="string">
            <text:p>list all the available topics on kafka</text:p>
          </table:table-cell>
        </table:table-row>
        <table:table-row table:style-name="ro2">
          <table:table-cell table:number-columns-repeated="2"/>
        </table:table-row>
        <table:table-row table:style-name="ro1">
          <table:table-cell office:value-type="string">
            <text:p>kafka-topics --zookeeper 127.0.0.1:2181 --topic first_topic –describe</text:p>
          </table:table-cell>
          <table:table-cell office:value-type="string">
            <text:p>gets the details of a topic</text:p>
          </table:table-cell>
        </table:table-row>
        <table:table-row table:style-name="ro2" table:number-rows-repeated="4">
          <table:table-cell table:number-columns-repeated="2"/>
        </table:table-row>
        <table:table-row table:style-name="ro3">
          <table:table-cell office:value-type="string">
            <text:p>kafka-console-producer --bootstrap-server 127.0.0.1:9092 --topic first_topic</text:p>
          </table:table-cell>
          <table:table-cell office:value-type="string">
            <text:p>Note : the kafka-console-producer needs to connect to kafka – hence =&gt; --bootstrap-server localhost:9092</text:p>
            <text:p>produce messages to topic "first_topic"</text:p>
          </table:table-cell>
        </table:table-row>
        <table:table-row table:style-name="ro2">
          <table:table-cell table:number-columns-repeated="2"/>
        </table:table-row>
        <table:table-row table:style-name="ro1">
          <table:table-cell office:value-type="string">
            <text:p>kafka-console-producer --bootstrap-server 127.0.0.1:9092 --topic first_topic --producer-property acks=all</text:p>
          </table:table-cell>
          <table:table-cell office:value-type="string">
            <text:p>produce message along with producer-property</text:p>
          </table:table-cell>
        </table:table-row>
        <table:table-row table:style-name="ro2" table:number-rows-repeated="3">
          <table:table-cell table:number-columns-repeated="2"/>
        </table:table-row>
        <table:table-row table:style-name="ro3">
          <table:table-cell office:value-type="string">
            <text:p>kafka-console-consumer --bootstrap-server 127.0.0.1:9092 --topic first_topic</text:p>
          </table:table-cell>
          <table:table-cell office:value-type="string">
            <text:p>Note : the kafka-console-consumer needs to connect to kafka – hence =&gt; --bootstrap-server localhost:9092 </text:p>
            <text:p>consume messages from topic "first_topic"</text:p>
          </table:table-cell>
        </table:table-row>
        <table:table-row table:style-name="ro2">
          <table:table-cell table:number-columns-repeated="2"/>
        </table:table-row>
        <table:table-row table:style-name="ro1">
          <table:table-cell office:value-type="string">
            <text:p>kafka-console-consumer --bootstrap-server 127.0.0.1:9092 --topic first_topic <text:s/>--from-beginning</text:p>
          </table:table-cell>
          <table:table-cell office:value-type="string">
            <text:p>get all the messages from last set offset</text:p>
          </table:table-cell>
        </table:table-row>
        <table:table-row table:style-name="ro2" table:number-rows-repeated="7">
          <table:table-cell table:number-columns-repeated="2"/>
        </table:table-row>
        <table:table-row table:style-name="ro1">
          <table:table-cell office:value-type="string">
            <text:p>kafka-consumer-groups --list --bootstrap-server 127.0.0.1:9092</text:p>
          </table:table-cell>
          <table:table-cell office:value-type="string">
            <text:p>console-consumer or consumers in general have to be part of a group called consumer-group</text:p>
          </table:table-cell>
        </table:table-row>
        <table:table-row table:style-name="ro2">
          <table:table-cell table:number-columns-repeated="2"/>
        </table:table-row>
        <table:table-row table:style-name="ro4">
          <table:table-cell office:value-type="string">
            <text:p>kafka-consumer-groups --bootstrap-server localhost:9092 --describe --group some-consumer</text:p>
          </table:table-cell>
          <table:table-cell office:value-type="string">
            <text:p>to get the details of a consumer-group</text:p>
            <text:p>The consumer consumes messages starting from its last set offset.</text:p>
            <text:p>A new consumer from a new consumer group can retrieve all the messages from the start of the topic.</text:p>
            <text:p>If a consumer of consumer-group-1 has read messgaes uptil offset 5 and </text:p>
            <text:p>then consumer of consumer-group-2 reads messages uptill offset 8, then</text:p>
            <text:p>Current-offset = last message offset read by this consumer from the topic partition</text:p>
            <text:p>Log-end-offset = the latest message offset in the topic patition </text:p>
            <text:p>Lag = the difference between log-end-offset &amp; current-offset</text:p>
          </table:table-cell>
        </table:table-row>
        <table:table-row table:style-name="ro2">
          <table:table-cell table:number-columns-repeated="2"/>
        </table:table-row>
        <table:table-row table:style-name="ro3">
          <table:table-cell office:value-type="string">
            <text:p>kafka-consumer-groups --bootstrap-server localhost:9092 --group some-consumer --reset-offsets </text:p>
            <text:p>--to-earliest --execute --topic first_topic</text:p>
          </table:table-cell>
          <table:table-cell office:value-type="string">
            <text:p>Topic offset is reset with respect to a consumer group</text:p>
          </table:table-cell>
        </table:table-row>
        <table:table-row table:style-name="ro3" table:number-rows-repeated="1048539">
          <table:table-cell table:number-columns-repeated="2"/>
        </table:table-row>
        <table:table-row table:style-name="ro3">
          <table:table-cell table:number-columns-repeated="2"/>
        </table:table-row>
      </table:table>
      <table:table table:name="jenkins" table:style-name="ta1" table:print="false">
        <table:table-column table:style-name="co4" table:default-cell-style-name="Default"/>
        <table:table-column table:style-name="co5" table:default-cell-style-name="ce1"/>
        <table:table-column table:style-name="co3" table:number-columns-repeated="1022" table:default-cell-style-name="Default"/>
        <table:table-row table:style-name="ro2">
          <table:table-cell table:number-columns-repeated="1024"/>
        </table:table-row>
        <table:table-row table:style-name="ro5">
          <table:table-cell office:value-type="string">
            <text:p>jenkins server</text:p>
          </table:table-cell>
          <table:table-cell office:value-type="string">
            <text:p>To connect to VM using putty : </text:p>
            <text:p>Check ip of the VM server using command =&gt; ip a</text:p>
            <text:p>VM credentials : jenkins/winwin</text:p>
            <text:p>UI credentials : admin/winwin</text:p>
          </table:table-cell>
          <table:table-cell table:number-columns-repeated="1022"/>
        </table:table-row>
        <table:table-row table:style-name="ro2">
          <table:table-cell table:number-columns-repeated="1024"/>
        </table:table-row>
        <table:table-row table:style-name="ro6">
          <table:table-cell office:value-type="string">
            <text:p>Virtual machine setup : </text:p>
          </table:table-cell>
          <table:table-cell office:value-type="string">
            <text:p>Installed Oracle VM <text:s/>Virtual box</text:p>
            <text:p>Download CentOS image file and loaded in the Virtual machine </text:p>
            <text:p>Installed Docker and Docker compose on the Centos VM</text:p>
            <text:p>Started a new jenkins container.</text:p>
            <text:p/>
          </table:table-cell>
          <table:table-cell table:number-columns-repeated="1022"/>
        </table:table-row>
        <table:table-row table:style-name="ro2">
          <table:table-cell table:number-columns-repeated="1024"/>
        </table:table-row>
        <table:table-row table:style-name="ro1">
          <table:table-cell table:style-name="ce2" office:value-type="string">
            <text:p>Section 3: deploying jenkins using docker image</text:p>
          </table:table-cell>
          <table:table-cell table:style-name="ce3" office:value-type="string">
            <text:p><text:s/>Note : <text:span text:style-name="T1">The script file is present inside the same jenkins container</text:span></text:p>
          </table:table-cell>
          <table:table-cell table:style-name="ce2" table:number-columns-repeated="1022"/>
        </table:table-row>
        <table:table-row table:style-name="ro7">
          <table:table-cell table:style-name="ce1" office:value-type="string">
            <text:p>My-first-job (executing a script file placed inside the jenkins container)</text:p>
          </table:table-cell>
          <table:table-cell office:value-type="string">
            <text:p>jenkins container is deployed in the CentOS virtual machine.</text:p>
            <text:p>1. Inside the VM localhost : </text:p>
            <text:p>A script file is created =&gt; <text:s/>/home/jenkins/script.sh</text:p>
            <text:p>Once the script is edited in local host, It can be copied to the directory (/tmp/script.sh) inside the jenkins container so that the jenkins-server can build it.</text:p>
            <text:p>Note : In this case the jenkins server doesnot have access to the drectories outside the container. Hence we need to manually copy the script file inside the container, so that the jenkins build can find it.</text:p>
            <text:p>The location of the script file that is to be executed is mentioned in the build section of configure : </text:p>
            <text:p><text:span text:style-name="T1">echo the current date is $(date)</text:span></text:p>
            <text:p><text:span text:style-name="T1">sh /tmp/script.sh ${first_name} ${last_name} ${ENV}</text:span></text:p>
            <text:p/>
            <text:p>2. The volume of the jenkins container (/var/jenkins_home) is saved inside the VM localhost at =&gt; /home/jenkns/jenkins-data/jenkins_home</text:p>
            <text:p>This configuration is present inside the docker-compose.yml at locaton =&gt; /home/jenkins/jenkins-data</text:p>
            <text:p>If we skip the volumes configuration, the jenkins setup will be lost once we stop the container !!</text:p>
            <text:p><text:span text:style-name="T1"/></text:p>
          </table:table-cell>
          <table:table-cell table:number-columns-repeated="1022"/>
        </table:table-row>
        <table:table-row table:style-name="ro2">
          <table:table-cell table:number-columns-repeated="1024"/>
        </table:table-row>
        <table:table-row table:style-name="ro2">
          <table:table-cell table:style-name="ce2" office:value-type="string">
            <text:p>Section 4 : executing jobs in remote machines</text:p>
          </table:table-cell>
          <table:table-cell table:style-name="ce3"/>
          <table:table-cell table:style-name="ce2" table:number-columns-repeated="1022"/>
        </table:table-row>
        <table:table-row table:style-name="ro2" table:number-rows-repeated="1048566">
          <table:table-cell table:number-columns-repeated="1024"/>
        </table:table-row>
        <table:table-row table:style-name="ro2">
          <table:table-cell table:number-columns-repeated="1024"/>
        </table:table-row>
      </table:table>
      <table:table table:name="jenkins-springboot" table:style-name="ta1" table:print="false">
        <table:table-column table:style-name="co6" table:default-cell-style-name="Default"/>
        <table:table-column table:style-name="co7" table:default-cell-style-name="ce1"/>
        <table:table-column table:style-name="co3" table:number-columns-repeated="1022" table:default-cell-style-name="Default"/>
        <table:table-row table:style-name="ro2">
          <table:table-cell table:number-columns-repeated="1024"/>
        </table:table-row>
        <table:table-row table:style-name="ro1">
          <table:table-cell table:style-name="ce4" office:value-type="string">
            <text:p>Part 1 </text:p>
          </table:table-cell>
          <table:table-cell table:style-name="ce6" office:value-type="string">
            <text:p>build a springboot web application and deploy it locally – springboot-jenkins-example</text:p>
          </table:table-cell>
          <table:table-cell table:style-name="ce4" table:number-columns-repeated="1022"/>
        </table:table-row>
        <table:table-row table:style-name="ro2">
          <table:table-cell table:number-columns-repeated="1024"/>
        </table:table-row>
        <table:table-row table:style-name="ro8">
          <table:table-cell office:value-type="string">
            <text:p>POST</text:p>
          </table:table-cell>
          <table:table-cell office:value-type="string">
            <text:p>{</text:p>
            <text:p>"id" : 1.0,</text:p>
            <text:p>"name" : "The Big Apple",</text:p>
            <text:p>"description" : "most thrilling ride",</text:p>
            <text:p>"thrillFactor":10,</text:p>
            <text:p>"vomitFactor":2</text:p>
            <text:p>}</text:p>
          </table:table-cell>
          <table:table-cell table:number-columns-repeated="1022"/>
        </table:table-row>
        <table:table-row table:style-name="ro2" table:number-rows-repeated="3">
          <table:table-cell table:number-columns-repeated="1024"/>
        </table:table-row>
        <table:table-row table:style-name="ro1">
          <table:table-cell table:style-name="ce4" office:value-type="string">
            <text:p>Part 2 </text:p>
          </table:table-cell>
          <table:table-cell table:style-name="ce6" office:value-type="string">
            <text:p>start jenkins container on local docker for windows </text:p>
          </table:table-cell>
          <table:table-cell table:style-name="ce4" table:number-columns-repeated="1022"/>
        </table:table-row>
        <table:table-row table:style-name="ro2">
          <table:table-cell table:number-columns-repeated="1024"/>
        </table:table-row>
        <table:table-row table:style-name="ro3">
          <table:table-cell table:style-name="ce5" office:value-type="string">
            <text:p><text:span text:style-name="T1">A. create a custom jenkins container with a seed job</text:span> </text:p>
          </table:table-cell>
          <table:table-cell table:style-name="ce7" office:value-type="string">
            <text:p>This is the custom jenkins instance that will be run on docker with automated configured jobs and pipelines</text:p>
            <text:p>The job will be configured to build the springboot application that we developed in Part 1.</text:p>
          </table:table-cell>
          <table:table-cell table:number-columns-repeated="1022"/>
        </table:table-row>
        <table:table-row table:style-name="ro2">
          <table:table-cell table:number-columns-repeated="1024"/>
        </table:table-row>
        <table:table-row table:style-name="ro9">
          <table:table-cell/>
          <table:table-cell office:value-type="string">
            <text:p>Create a gradle project – This is our jenkins project where all the configurations to jenkins will be done and automated.</text:p>
            <text:p>plugins.txt =&gt; has all the required plugins that jenkins need.</text:p>
            <text:p><text:span text:style-name="T2">authorize-project:1.3.0 </text:span><text:span text:style-name="T2"><text:line-break/></text:span><text:span text:style-name="T2">job-dsl:1.74 </text:span><text:span text:style-name="T2"><text:line-break/></text:span><text:span text:style-name="T2">workflow-aggregator:2.6 </text:span><text:span text:style-name="T2"><text:line-break/></text:span><text:span text:style-name="T2">git:3.10.1</text:span></text:p>
            <text:p/>
            <text:p>Dockerfile =&gt; this is used to build jenkins image with customized needs like plugins etc.Once the image has the required plugins installed in it. It can be used by jenkins build.gradle whenever the job has to be run.</text:p>
            <text:p><text:span text:style-name="T3">FROM </text:span><text:span text:style-name="T2">jenkins</text:span><text:span text:style-name="T3">/</text:span><text:span text:style-name="T2">jenkins:</text:span><text:span text:style-name="T4">2.182 </text:span><text:span text:style-name="T4"><text:line-break/></text:span><text:span text:style-name="T4"> </text:span><text:span text:style-name="T4"><text:line-break/></text:span><text:span text:style-name="T3">COPY </text:span><text:span text:style-name="T2">plugins.txt </text:span><text:span text:style-name="T3">/</text:span><text:span text:style-name="T2">usr</text:span><text:span text:style-name="T3">/</text:span><text:span text:style-name="T2">share</text:span><text:span text:style-name="T3">/</text:span><text:span text:style-name="T2">jenkins</text:span><text:span text:style-name="T3">/</text:span><text:span text:style-name="T2">ref</text:span><text:span text:style-name="T3">/</text:span><text:span text:style-name="T2">plugins.txt </text:span><text:span text:style-name="T2"><text:line-break/></text:span><text:span text:style-name="T3">RUN /</text:span><text:span text:style-name="T2">usr</text:span><text:span text:style-name="T3">/</text:span><text:span text:style-name="T2">local</text:span><text:span text:style-name="T3">/</text:span><text:span text:style-name="T2">bin</text:span><text:span text:style-name="T3">/</text:span><text:span text:style-name="T2">install-plugins.sh </text:span><text:span text:style-name="T3">&lt; /</text:span><text:span text:style-name="T2">usr</text:span><text:span text:style-name="T3">/</text:span><text:span text:style-name="T2">share</text:span><text:span text:style-name="T3">/</text:span><text:span text:style-name="T2">jenkins</text:span><text:span text:style-name="T3">/</text:span><text:span text:style-name="T2">ref</text:span><text:span text:style-name="T3">/</text:span><text:span text:style-name="T2">plugins.txt </text:span><text:span text:style-name="T2"><text:line-break/></text:span><text:span text:style-name="T2"> </text:span><text:span text:style-name="T2"><text:line-break/></text:span><text:span text:style-name="T3">ENV </text:span><text:span text:style-name="T5">JAVA_OPTS </text:span><text:span text:style-name="T3">-</text:span><text:span text:style-name="T2">Djenkins.install.runSetupWizard=false</text:span></text:p>
          </table:table-cell>
          <table:table-cell table:number-columns-repeated="1022"/>
        </table:table-row>
        <table:table-row table:style-name="ro2">
          <table:table-cell table:number-columns-repeated="1024"/>
        </table:table-row>
        <table:table-row table:style-name="ro10">
          <table:table-cell office:value-type="string">
            <text:p>build.gradle</text:p>
            <text:p/>
          </table:table-cell>
          <table:table-cell table:style-name="ce8" office:value-type="string">
            <text:p><text:span text:style-name="T6">This will do the actual build of the projects (spring-boot application) whenever the jenkins job is triggered !</text:span></text:p>
            <text:p><text:span text:style-name="T2"/></text:p>
            <text:p><text:span text:style-name="T2">plugins </text:span><text:span text:style-name="T7">{ </text:span><text:span text:style-name="T7"><text:line-break/></text:span><text:span text:style-name="T7"> <text:s text:c="3"/></text:span><text:span text:style-name="T2">id </text:span><text:span text:style-name="T8">'base' </text:span><text:span text:style-name="T8"><text:line-break/></text:span><text:span text:style-name="T8"> <text:s text:c="3"/></text:span><text:span text:style-name="T2">id </text:span><text:span text:style-name="T8">'com.palantir.docker' </text:span><text:span text:style-name="T2">version </text:span><text:span text:style-name="T8">'0.22.1' </text:span><text:span text:style-name="T8"><text:line-break/></text:span><text:span text:style-name="T8"> <text:s text:c="3"/></text:span><text:span text:style-name="T2">id </text:span><text:span text:style-name="T8">'com.palantir.docker-run' </text:span><text:span text:style-name="T2">version </text:span><text:span text:style-name="T8">'0.22.1' </text:span><text:span text:style-name="T8"><text:line-break/></text:span><text:span text:style-name="T8"> <text:s text:c="3"/></text:span><text:span text:style-name="T2">id </text:span><text:span text:style-name="T8">'pl.allegro.tech.build.axion-release' </text:span><text:span text:style-name="T2">version </text:span><text:span text:style-name="T8">'1.10.1' </text:span><text:span text:style-name="T8"><text:line-break/></text:span><text:span text:style-name="T7">} </text:span><text:span text:style-name="T7"><text:line-break/></text:span><text:span text:style-name="T7"> </text:span><text:span text:style-name="T7"><text:line-break/></text:span><text:span text:style-name="T9">project</text:span><text:span text:style-name="T2">.</text:span><text:span text:style-name="T9">version </text:span><text:span text:style-name="T2">= scmVersion.</text:span><text:span text:style-name="T9">version </text:span><text:span text:style-name="T9"><text:line-break/></text:span><text:span text:style-name="T9"> </text:span><text:span text:style-name="T9"><text:line-break/></text:span><text:span text:style-name="T2">docker </text:span><text:span text:style-name="T7">{ </text:span><text:span text:style-name="T7"><text:line-break/></text:span><text:span text:style-name="T7"> <text:s text:c="3"/></text:span><text:span text:style-name="T2">name </text:span><text:span text:style-name="T8">"</text:span><text:span text:style-name="T2">$</text:span><text:span text:style-name="T7">{</text:span><text:span text:style-name="T9">project</text:span><text:span text:style-name="T2">.</text:span><text:span text:style-name="T9">name</text:span><text:span text:style-name="T7">}</text:span><text:span text:style-name="T8">:</text:span><text:span text:style-name="T2">$</text:span><text:span text:style-name="T7">{</text:span><text:span text:style-name="T9">project</text:span><text:span text:style-name="T2">.</text:span><text:span text:style-name="T9">version</text:span><text:span text:style-name="T7">}</text:span><text:span text:style-name="T8">" </text:span><text:span text:style-name="T8"><text:line-break/></text:span><text:span text:style-name="T8"> <text:s text:c="3"/></text:span><text:span text:style-name="T2">files </text:span><text:span text:style-name="T8">"plugins.txt" </text:span><text:span text:style-name="T8"><text:line-break/></text:span><text:span text:style-name="T7">} </text:span><text:span text:style-name="T7"><text:line-break/></text:span><text:span text:style-name="T7"> </text:span><text:span text:style-name="T7"><text:line-break/></text:span><text:span text:style-name="T2">dockerRun </text:span><text:span text:style-name="T7">{ </text:span><text:span text:style-name="T7"><text:line-break/></text:span><text:span text:style-name="T7"> <text:s text:c="3"/></text:span><text:span text:style-name="T2">name </text:span><text:span text:style-name="T8">"</text:span><text:span text:style-name="T2">$</text:span><text:span text:style-name="T7">{</text:span><text:span text:style-name="T9">project</text:span><text:span text:style-name="T2">.</text:span><text:span text:style-name="T9">name</text:span><text:span text:style-name="T7">}</text:span><text:span text:style-name="T8">" </text:span><text:span text:style-name="T8"><text:line-break/></text:span><text:span text:style-name="T8"> <text:s text:c="3"/></text:span><text:span text:style-name="T2">image </text:span><text:span text:style-name="T8">"</text:span><text:span text:style-name="T2">$</text:span><text:span text:style-name="T7">{</text:span><text:span text:style-name="T9">project</text:span><text:span text:style-name="T2">.</text:span><text:span text:style-name="T9">name</text:span><text:span text:style-name="T7">}</text:span><text:span text:style-name="T8">:</text:span><text:span text:style-name="T2">$</text:span><text:span text:style-name="T7">{</text:span><text:span text:style-name="T9">project</text:span><text:span text:style-name="T2">.</text:span><text:span text:style-name="T9">version</text:span><text:span text:style-name="T7">}</text:span><text:span text:style-name="T8">" </text:span><text:span text:style-name="T8"><text:line-break/></text:span><text:span text:style-name="T8"> <text:s text:c="3"/></text:span><text:span text:style-name="T2">ports </text:span><text:span text:style-name="T8">"8080:8080" </text:span><text:span text:style-name="T8"><text:line-break/></text:span><text:span text:style-name="T8"> <text:s text:c="3"/></text:span><text:span text:style-name="T2">clean </text:span><text:span text:style-name="T3">true </text:span><text:span text:style-name="T3"><text:line-break/></text:span><text:span text:style-name="T3"> <text:s text:c="3"/></text:span><text:span text:style-name="T2">daemonize </text:span><text:span text:style-name="T3">false </text:span><text:span text:style-name="T3"><text:line-break/></text:span><text:span text:style-name="T7">}</text:span></text:p>
          </table:table-cell>
          <table:table-cell table:number-columns-repeated="1022"/>
        </table:table-row>
        <table:table-row table:style-name="ro2">
          <table:table-cell table:number-columns-repeated="1024"/>
        </table:table-row>
        <table:table-row table:style-name="ro1">
          <table:table-cell office:value-type="string">
            <text:p>run the command – gradlew docker</text:p>
          </table:table-cell>
          <table:table-cell office:value-type="string">
            <text:p>This will run the docker command from build.gradle , download all the required plugins and builds the final docker image</text:p>
          </table:table-cell>
          <table:table-cell table:number-columns-repeated="1022"/>
        </table:table-row>
        <table:table-row table:style-name="ro2">
          <table:table-cell table:number-columns-repeated="1024"/>
        </table:table-row>
        <table:table-row table:style-name="ro3">
          <table:table-cell office:value-type="string">
            <text:p>run the command – gradlew dockerRun</text:p>
          </table:table-cell>
          <table:table-cell office:value-type="string">
            <text:p>This will run dockerRun command from build.gradle, create a jenkins container using the image created from previous build command and run on port 8080</text:p>
          </table:table-cell>
          <table:table-cell table:number-columns-repeated="1022"/>
        </table:table-row>
        <table:table-row table:style-name="ro1">
          <table:table-cell/>
          <table:table-cell office:value-type="string">
            <text:p>The jenkins container is now up and running on port 8090 on local docker platform.</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JetBrains Mono" svg:font-family="'JetBrains Mono'" style:font-family-generic="modern"/>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0">10/05/2021</text:date>, <text:time>22:0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8DT10H33M35S</meta:editing-duration>
    <meta:editing-cycles>32</meta:editing-cycles>
    <meta:generator>OpenOffice/4.1.8$Win32 OpenOffice.org_project/418m3$Build-9803</meta:generator>
    <dc:date>2021-05-10T22:06:23.59</dc:date>
    <dc:creator>Ashwin Prabhu</dc:creator>
    <meta:document-statistic meta:table-count="3" meta:cell-count="51" meta:object-count="0"/>
    <meta:user-defined meta:name="Info 1"/>
    <meta:user-defined meta:name="Info 2"/>
    <meta:user-defined meta:name="Info 3"/>
    <meta:user-defined meta:name="Info 4"/>
  </office:meta>
</office:document-meta>
</file>